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sangerfjorden">
            <text:p>Porsangerfjorden</text:p>
          </table:table-cell>
          <table:table-cell office:value-type="string" office:value="radiocarbon">
            <text:p>radiocarbon</text:p>
          </table:table-cell>
          <table:table-cell office:value-type="string" office:value="T-243">
            <text:p>T-243</text:p>
          </table:table-cell>
          <table:table-cell office:value-type="float" office:value="70.0813">
            <text:p>70.0813</text:p>
          </table:table-cell>
          <table:table-cell office:value-type="float" office:value="25.173394">
            <text:p>25.173394</text:p>
          </table:table-cell>
          <table:table-cell office:value-type="float" office:value="2450.0">
            <text:p>245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53">
            <text:p>4.53</text:p>
          </table:table-cell>
          <table:table-cell office:value-type="float" office:value="1.15">
            <text:p>1.15</text:p>
          </table:table-cell>
          <table:table-cell office:value-type="float" office:value="1.149681238930736">
            <text:p>1.149681238930736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Porsangerfjorden">
            <text:p>Porsangerfjorden</text:p>
          </table:table-cell>
          <table:table-cell office:value-type="string" office:value="radiocarbon">
            <text:p>radiocarbon</text:p>
          </table:table-cell>
          <table:table-cell office:value-type="string" office:value="Hel-754">
            <text:p>Hel-754</text:p>
          </table:table-cell>
          <table:table-cell office:value-type="float" office:value="70.437993">
            <text:p>70.437993</text:p>
          </table:table-cell>
          <table:table-cell office:value-type="float" office:value="25.202017">
            <text:p>25.202017</text:p>
          </table:table-cell>
          <table:table-cell office:value-type="float" office:value="3460.0">
            <text:p>3460.0</text:p>
          </table:table-cell>
          <table:table-cell office:value-type="float" office:value="120.0">
            <text:p>12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64">
            <text:p>7.64</text:p>
          </table:table-cell>
          <table:table-cell office:value-type="float" office:value="4.5">
            <text:p>4.5</text:p>
          </table:table-cell>
          <table:table-cell office:value-type="float" office:value="4.499235934508721">
            <text:p>4.499235934508721</text:p>
          </table:table-cell>
          <table:table-cell office:value-type="string" office:value="DonnerEtal1977,CreelEtal2022">
            <text:p>DonnerEtal197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